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8ea" officeooo:paragraph-rsid="001dd8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0:42:56.434738825</meta:creation-date>
    <dc:date>2021-02-04T10:43:36.036787197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1.3.2$Linux_X86_64 LibreOffice_project/86daf60bf00efa86ad547e59e09d6bb77c699acb</meta:generator>
  </office:meta>
</office:document-meta>
</file>